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2.972cm"/>
    </style:style>
    <style:style style:name="co27" style:family="table-column">
      <style:table-column-properties fo:break-before="auto" style:column-width="1.042cm"/>
    </style:style>
    <style:style style:name="co28" style:family="table-column">
      <style:table-column-properties fo:break-before="auto" style:column-width="1.54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588cm"/>
    </style:style>
    <style:style style:name="co31" style:family="table-column">
      <style:table-column-properties fo:break-before="auto" style:column-width="2.8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able-cell-properties fo:background-color="#fe7f00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23"/>
        <table:table-column table:style-name="co19" table:default-cell-style-name="ce23"/>
        <table:table-column table:style-name="co2" table:default-cell-style-name="ce23"/>
        <table:table-column table:style-name="co20" table:default-cell-style-name="ce23"/>
        <table:table-column table:style-name="co12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доход</text:p>
          </table:table-cell>
          <table:table-cell table:style-name="ce23"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 table:number-columns-repeated="16373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table:style-name="ce23" office:value-type="string" calcext:value-type="string">
            <text:p>96.72</text:p>
          </table:table-cell>
          <table:table-cell table:style-name="ce23" table:number-columns-repeated="16371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table:style-name="ce23" office:value-type="string" calcext:value-type="string">
            <text:p>93.83</text:p>
          </table:table-cell>
          <table:table-cell table:style-name="ce23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6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table:number-columns-repeated="2"/>
          <table:table-cell table:number-columns-repeated="3"/>
          <table:table-cell table:style-name="ce23"/>
          <table:table-cell/>
          <table:table-cell table:style-name="ce23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6" table:default-cell-style-name="ce23"/>
        <table:table-column table:style-name="co27" table:default-cell-style-name="ce23"/>
        <table:table-column table:style-name="co10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9" table:default-cell-style-name="ce23"/>
        <table:table-column table:style-name="co32" table:default-cell-style-name="ce23"/>
        <table:table-column table:style-name="co33" table:default-cell-style-name="ce23"/>
        <table:table-column table:style-name="co24" table:default-cell-style-name="ce23"/>
        <table:table-column table:style-name="co34" table:default-cell-style-name="ce23"/>
        <table:table-column table:style-name="co23" table:default-cell-style-name="ce23"/>
        <table:table-column table:style-name="co24" table:default-cell-style-name="ce23"/>
        <table:table-column table:style-name="co35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number-columns-repeated="2"/>
          <table:table-cell office:value-type="string" calcext:value-type="string">
            <text:p>3132.72</text:p>
          </table:table-cell>
          <table:table-cell table:number-columns-repeated="15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8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8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8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8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style-name="ce41" office:value-type="string" calcext:value-type="string">
            <text:p>RU000A100J18 (Домодедово выпуск 2 )</text:p>
          </table:table-cell>
          <table:table-cell table:style-name="ce41" table:number-columns-repeated="12"/>
          <table:table-cell/>
          <table:table-cell table:style-name="ce4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8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8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8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8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8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.00.0000</text:date>, <text:time style:data-style-name="N2" text:time-value="11:55:11.84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14T11:58:20.139000000</dc:date>
    <meta:editing-duration>P4DT14H6M3S</meta:editing-duration>
    <meta:editing-cycles>1807</meta:editing-cycles>
    <meta:document-statistic meta:table-count="4" meta:cell-count="10116" meta:object-count="0"/>
  </office:meta>
</office:document-meta>
</file>